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55B2599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6.589cm" fo:margin-left="0cm" table:align="left" style:writing-mode="lr-tb"/>
    </style:style>
    <style:style style:name="Tabla2.A" style:family="table-column">
      <style:table-column-properties style:column-width="4.147cm"/>
    </style:style>
    <style:style style:name="Tabla2.B" style:family="table-column">
      <style:table-column-properties style:column-width="0.801cm"/>
    </style:style>
    <style:style style:name="Tabla2.C" style:family="table-column">
      <style:table-column-properties style:column-width="1.349cm"/>
    </style:style>
    <style:style style:name="Tabla2.D" style:family="table-column">
      <style:table-column-properties style:column-width="0.291cm"/>
    </style:style>
    <style:style style:name="Tabla2.E" style:family="table-column">
      <style:table-column-properties style:column-width="2.91cm"/>
    </style:style>
    <style:style style:name="Tabla2.F" style:family="table-column">
      <style:table-column-properties style:column-width="0.212cm"/>
    </style:style>
    <style:style style:name="Tabla2.G" style:family="table-column">
      <style:table-column-properties style:column-width="0.185cm"/>
    </style:style>
    <style:style style:name="Tabla2.H" style:family="table-column">
      <style:table-column-properties style:column-width="1.005cm"/>
    </style:style>
    <style:style style:name="Tabla2.I" style:family="table-column">
      <style:table-column-properties style:column-width="1.54cm"/>
    </style:style>
    <style:style style:name="Tabla2.J" style:family="table-column">
      <style:table-column-properties style:column-width="4.149cm"/>
    </style:style>
    <style:style style:name="Tabla2.A1" style:family="table-cell">
      <style:table-cell-properties fo:padding="0.097cm" fo:border="none"/>
    </style:style>
    <style:style style:name="Tabla1" style:family="table">
      <style:table-properties style:width="15.265cm" fo:margin-left="-0.199cm" table:align="left" style:writing-mode="lr-tb"/>
    </style:style>
    <style:style style:name="Tabla1.A" style:family="table-column">
      <style:table-column-properties style:column-width="3.191cm"/>
    </style:style>
    <style:style style:name="Tabla1.B" style:family="table-column">
      <style:table-column-properties style:column-width="7.251cm"/>
    </style:style>
    <style:style style:name="Tabla1.C" style:family="table-column">
      <style:table-column-properties style:column-width="4.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50618"/>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font-size="16pt" fo:language="es" fo:country="AR" fo:font-weight="bold" style:font-size-asian="16pt" style:language-asian="es" style:country-asian="AR" style:font-weight-asian="bold" style:font-size-complex="16pt"/>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fo:font-size="11pt" fo:font-weight="bold" officeooo:paragraph-rsid="001858dd" style:font-size-asian="11pt" style:font-weight-asian="bold" style:font-size-complex="11pt"/>
    </style:style>
    <style:style style:name="P8" style:family="paragraph" style:parent-style-name="Standard">
      <style:paragraph-properties>
        <style:tab-stops>
          <style:tab-stop style:position="3.149cm"/>
        </style:tab-stops>
      </style:paragraph-properties>
      <style:text-properties fo:font-size="11pt" fo:font-weight="bold" style:font-size-asian="11pt" style:font-weight-asian="bold" style:font-size-complex="11pt"/>
    </style:style>
    <style:style style:name="P9" style:family="paragraph" style:parent-style-name="Standard">
      <style:paragraph-properties style:snap-to-layout-grid="false"/>
      <style:text-properties fo:font-size="11pt" fo:font-weight="bold" style:font-size-asian="11pt" style:font-weight-asian="bold"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style="normal" fo:font-weight="bold" officeooo:paragraph-rsid="001858dd" style:font-size-asian="11pt" style:font-style-asian="normal" style:font-weight-asian="bold" style:font-size-complex="11pt" style:font-style-complex="normal"/>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text-align="justify" style:justify-single-word="false"/>
      <style:text-properties fo:font-size="10pt" fo:font-style="normal" officeooo:paragraph-rsid="001849c6"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fo:font-size="10pt" fo:font-style="normal" officeooo:paragraph-rsid="00296216"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fo:font-size="14pt" fo:font-weight="bold" officeooo:paragraph-rsid="002a281d" style:font-size-asian="14pt" style:font-weight-asian="bold" style:font-size-complex="14pt"/>
    </style:style>
    <style:style style:name="P17" style:family="paragraph" style:parent-style-name="Standard">
      <style:paragraph-properties fo:text-align="justify" style:justify-single-word="false"/>
      <style:text-properties fo:font-size="14pt" fo:language="es" fo:country="AR" fo:font-weight="bold" style:font-size-asian="14pt" style:language-asian="es" style:country-asian="AR" style:font-weight-asian="bold" style:font-size-complex="14pt"/>
    </style:style>
    <style:style style:name="P18" style:family="paragraph" style:parent-style-name="Standard">
      <style:paragraph-properties fo:text-align="justify" style:justify-single-word="false"/>
      <style:text-properties fo:font-size="5pt" style:font-size-asian="4.34999990463257pt" style:font-size-complex="5pt"/>
    </style:style>
    <style:style style:name="P19" style:family="paragraph" style:parent-style-name="Standard">
      <style:paragraph-properties fo:text-align="justify" style:justify-single-word="false"/>
      <style:text-properties fo:color="#221f1f" style:text-position="-5% 100%" style:font-name="Times New Roman1" fo:font-size="10pt" fo:letter-spacing="-0.007cm" fo:font-style="italic" style:text-underline-style="none" fo:font-weight="normal" officeooo:paragraph-rsid="001858dd" style:font-size-asian="10pt" style:font-style-asian="italic" style:font-weight-asian="normal" style:font-name-complex="Lucida Sans" style:font-size-complex="10pt" style:font-style-complex="italic" style:font-weight-complex="normal"/>
    </style:style>
    <style:style style:name="P20" style:family="paragraph" style:parent-style-name="Standard">
      <style:paragraph-properties fo:text-align="justify" style:justify-single-word="false"/>
      <style:text-properties fo:font-style="normal" officeooo:paragraph-rsid="001849c6" style:font-style-asian="normal" style:font-style-complex="normal"/>
    </style:style>
    <style:style style:name="P21" style:family="paragraph" style:parent-style-name="Standard">
      <style:paragraph-properties fo:text-align="justify" style:justify-single-word="false"/>
      <style:text-properties fo:font-style="normal" officeooo:paragraph-rsid="001858dd" style:font-style-asian="normal" style:font-style-complex="normal"/>
    </style:style>
    <style:style style:name="P22" style:family="paragraph" style:parent-style-name="Standard">
      <style:paragraph-properties fo:text-align="justify" style:justify-single-word="false"/>
      <style:text-properties fo:font-style="normal" officeooo:paragraph-rsid="0036c177" style:font-style-asian="normal" style:font-style-complex="normal"/>
    </style:style>
    <style:style style:name="P23" style:family="paragraph" style:parent-style-name="Standard">
      <style:paragraph-properties fo:text-align="justify" style:justify-single-word="false"/>
      <style:text-properties fo:font-style="normal" officeooo:rsid="001849c6" officeooo:paragraph-rsid="001858dd" style:font-style-asian="normal" style:font-style-complex="normal"/>
    </style:style>
    <style:style style:name="P24" style:family="paragraph" style:parent-style-name="Standard">
      <style:paragraph-properties fo:text-align="justify" style:justify-single-word="false"/>
      <style:text-properties style:font-name="Times New Roman1" fo:font-size="11pt" style:font-size-asian="11pt" style:font-size-complex="11pt"/>
    </style:style>
    <style:style style:name="P25" style:family="paragraph" style:parent-style-name="Standard">
      <style:paragraph-properties fo:text-align="justify" style:justify-single-word="false"/>
      <style:text-properties style:font-name="Times New Roman1" fo:font-size="11pt" officeooo:paragraph-rsid="00211c7b" style:font-size-asian="11pt" style:font-size-complex="11pt"/>
    </style:style>
    <style:style style:name="P26" style:family="paragraph" style:parent-style-name="Standard">
      <style:paragraph-properties fo:text-align="justify" style:justify-single-word="false"/>
      <style:text-properties style:font-name="Times New Roman1" fo:font-size="11pt" officeooo:paragraph-rsid="00228daa" style:font-size-asian="11pt" style:font-size-complex="11pt"/>
    </style:style>
    <style:style style:name="P27" style:family="paragraph" style:parent-style-name="Standard">
      <style:paragraph-properties fo:text-align="justify" style:justify-single-word="false"/>
      <style:text-properties style:font-name="Times New Roman1" fo:font-size="11pt" officeooo:paragraph-rsid="002a2ba9" style:font-size-asian="11pt" style:font-size-complex="11pt"/>
    </style:style>
    <style:style style:name="P28" style:family="paragraph" style:parent-style-name="Standard">
      <style:paragraph-properties fo:text-align="justify" style:justify-single-word="false"/>
      <style:text-properties style:font-name="Times New Roman1" fo:font-size="11pt" officeooo:paragraph-rsid="002daad1" style:font-size-asian="11pt" style:font-size-complex="11pt"/>
    </style:style>
    <style:style style:name="P29" style:family="paragraph" style:parent-style-name="Table_20_Contents">
      <style:paragraph-properties fo:text-align="justify" style:justify-single-word="false"/>
      <style:text-properties fo:font-style="normal" style:font-style-asian="normal" style:font-style-complex="normal"/>
    </style:style>
    <style:style style:name="P30"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2fac53" style:font-size-asian="8pt" style:font-weight-asian="normal" style:font-name-complex="Lucida Sans" style:font-size-complex="8pt" style:font-weight-complex="normal"/>
    </style:style>
    <style:style style:name="P31"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3096b4" style:font-size-asian="8pt" style:font-weight-asian="normal" style:font-name-complex="Lucida Sans" style:font-size-complex="8pt" style:font-weight-complex="normal"/>
    </style:style>
    <style:style style:name="P32" style:family="paragraph" style:parent-style-name="Standard">
      <style:paragraph-properties fo:margin-left="0cm" fo:margin-right="0cm" fo:margin-top="0.199cm" fo:margin-bottom="0.199cm" style: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rsid="003096b4" officeooo:paragraph-rsid="003096b4" style:font-size-asian="8pt" style:font-weight-asian="normal" style:font-name-complex="Lucida Sans" style:font-size-complex="8pt" style:font-weight-complex="normal"/>
    </style:style>
    <style:style style:name="P33" style:family="paragraph" style:parent-style-name="Standard">
      <style:paragraph-properties fo:margin-top="0.199cm" fo:margin-bottom="0cm" style:contextual-spacing="false" fo:text-align="justify" style:justify-single-word="false"/>
      <style:text-properties fo:font-style="normal" fo:font-weight="bold" officeooo:paragraph-rsid="001849c6" style:font-style-asian="normal" style:font-weight-asian="bold" style:font-style-complex="normal"/>
    </style:style>
    <style:style style:name="P34" style:family="paragraph" style:parent-style-name="Standard">
      <style:paragraph-properties fo:text-align="justify" style:justify-single-word="false" fo:background-color="#ffffff">
        <style:background-image/>
      </style:paragraph-properties>
      <style:text-properties fo:font-size="11pt" fo:font-style="normal" fo:font-weight="bold" officeooo:paragraph-rsid="002939df" style:font-size-asian="11pt" style:font-style-asian="normal" style:font-weight-asian="bold" style:font-size-complex="11pt" style:font-style-complex="normal"/>
    </style:style>
    <style:style style:name="P35"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style>
    <style:style style:name="P36" style:family="paragraph" style:parent-style-name="Standard">
      <style:paragraph-properties fo:text-align="justify" style:justify-single-word="false"/>
      <style:text-properties fo:font-style="normal" officeooo:paragraph-rsid="003af408" style:font-style-asian="normal" style:font-style-complex="normal"/>
    </style:style>
    <style:style style:name="P37" style:family="paragraph" style:parent-style-name="Standard">
      <style:paragraph-properties fo:text-align="justify" style:justify-single-word="false"/>
      <style:text-properties style:font-name="Times New Roman1" fo:font-size="11pt" officeooo:paragraph-rsid="003af408" style:font-size-asian="11pt" style:font-size-complex="11pt"/>
    </style:style>
    <style:style style:name="P38" style:family="paragraph">
      <style:paragraph-properties fo:text-align="center" style:writing-mode="lr-tb"/>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fo:font-weight="bold" officeooo:rsid="003625c4"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style:font-name="Times" fo:font-size="11pt" style:font-size-asian="11pt" style:font-name-complex="Times" style:font-size-complex="11pt"/>
    </style:style>
    <style:style style:name="T8" style:family="text">
      <style:text-properties fo:color="#221f1f" style:text-position="-5% 100%" style:font-name="Times New Roman1" fo:font-size="10pt" fo:letter-spacing="-0.007cm" style:text-underline-style="none" fo:font-weight="normal" style:font-size-asian="10pt" style:font-weight-asian="normal" style:font-name-complex="Lucida Sans" style:font-size-complex="10pt" style:font-weight-complex="normal"/>
    </style:style>
    <style:style style:name="T9" style:family="text">
      <style:text-properties fo:color="#221f1f" style:text-position="-5% 100%" style:font-name="Times New Roman1" fo:letter-spacing="-0.007cm" style:text-underline-style="none" fo:font-weight="normal" style:font-weight-asian="normal" style:font-name-complex="Lucida Sans" style:font-weight-complex="normal"/>
    </style:style>
    <style:style style:name="T10" style:family="text">
      <style:text-properties fo:color="#221f1f" style:text-position="-5% 100%" style:font-name="Times New Roman1" fo:letter-spacing="-0.007cm" fo:font-style="normal" style:text-underline-style="none" fo:font-weight="normal" style:font-style-asian="normal" style:font-weight-asian="normal" style:font-name-complex="Lucida Sans" style:font-style-complex="normal" style:font-weight-complex="normal"/>
    </style:style>
    <style:style style:name="T11" style:family="text">
      <style:text-properties fo:color="#221f1f" style:text-position="-5% 100%" style:font-name="Times New Roman1" fo:letter-spacing="-0.007cm" fo:font-style="normal" style:text-underline-style="none" fo:font-weight="normal" officeooo:rsid="004498e5" style:font-style-asian="normal" style:font-weight-asian="normal" style:font-name-complex="Lucida Sans" style:font-style-complex="normal" style:font-weight-complex="normal"/>
    </style:style>
    <style:style style:name="T12" style:family="text">
      <style:text-properties fo:color="#221f1f" style:text-position="-5% 100%" style:font-name="Times New Roman1" fo:letter-spacing="-0.007cm" fo:font-style="normal" style:text-underline-style="none" style:font-style-asian="normal" style:font-name-complex="Lucida Sans" style:font-style-complex="normal" style:font-weight-complex="bold"/>
    </style:style>
    <style:style style:name="T13" style:family="text">
      <style:text-properties fo:color="#221f1f" style:text-position="-5% 100%" style:font-name="Times New Roman1" fo:font-size="11pt" fo:letter-spacing="-0.007cm" fo:font-style="italic" style:text-underline-style="none" fo:font-weight="normal" style:font-size-asian="11pt" style:font-style-asian="italic" style:font-weight-asian="normal" style:font-name-complex="Lucida Sans" style:font-size-complex="11pt" style:font-style-complex="italic" style:font-weight-complex="normal"/>
    </style:style>
    <style:style style:name="T14" style:family="text">
      <style:text-properties fo:color="#221f1f" style:text-position="-5% 100%" style:font-name="Times New Roman1" fo:font-size="11pt" fo:letter-spacing="-0.007cm" fo:font-style="italic" style:text-underline-style="none" fo:font-weight="normal" officeooo:rsid="001fc765" style:font-size-asian="11pt" style:font-style-asian="italic" style:font-weight-asian="normal" style:font-name-complex="Lucida Sans" style:font-size-complex="11pt" style:font-style-complex="italic" style:font-weight-complex="normal"/>
    </style:style>
    <style:style style:name="T15" style:family="text">
      <style:text-properties fo:color="#221f1f" style:text-position="-5% 100%" style:font-name="Times New Roman1" fo:font-size="11pt" fo:letter-spacing="-0.007cm" style:text-underline-style="none" fo:font-weight="normal" style:font-size-asian="11pt" style:font-weight-asian="normal" style:font-name-complex="Lucida Sans" style:font-size-complex="11pt" style:font-weight-complex="normal"/>
    </style:style>
    <style:style style:name="T16" style:family="text">
      <style:text-properties fo:color="#221f1f" style:text-position="-5% 100%" style:font-name="Times New Roman1" fo:font-size="11pt" fo:letter-spacing="-0.007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17" style:family="text">
      <style:text-properties fo:color="#221f1f" style:text-position="-5% 100%" style:font-name="Times New Roman1" fo:font-size="11pt" fo:letter-spacing="-0.007cm" fo:font-style="normal" style:text-underline-style="none" fo:font-weight="normal" fo:background-color="transparent" loext:char-shading-value="0" style:font-size-asian="11pt" style:font-style-asian="normal" style:font-weight-asian="normal" style:font-name-complex="Lucida Sans" style:font-size-complex="11pt" style:font-style-complex="normal" style:font-weight-complex="normal"/>
    </style:style>
    <style:style style:name="T18" style:family="text">
      <style:text-properties fo:color="#221f1f" style:text-position="-5% 100%"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19" style:family="text">
      <style:text-properties fo:color="#221f1f" style:text-position="-5% 100%" fo:letter-spacing="-0.007cm" fo:font-style="normal" style:text-underline-style="none" fo:font-weight="normal" style:font-style-asian="normal" style:font-weight-asian="normal" style:font-name-complex="Lucida Sans" style:font-style-complex="normal" style:font-weight-complex="normal"/>
    </style:style>
    <style:style style:name="T20" style:family="text">
      <style:text-properties fo:color="#221f1f" style:text-position="-5% 100%" fo:letter-spacing="-0.007cm" fo:font-style="italic" style:text-underline-style="none" fo:font-weight="normal" style:font-style-asian="italic" style:font-weight-asian="normal" style:font-name-complex="Lucida Sans" style:font-style-complex="italic" style:font-weight-complex="normal"/>
    </style:style>
    <style:style style:name="T21" style:family="text">
      <style:text-properties fo:color="#221f1f" style:text-position="-5% 100%"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22" style:family="text">
      <style:text-properties fo:color="#221f1f" style:text-position="-5% 100%" style:font-name="Lucida Sans" fo:font-size="8pt" fo:letter-spacing="-0.007cm"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23" style:family="text">
      <style:text-properties fo:color="#221f1f" style:text-position="-5% 100%" style:font-name="Lucida Sans" fo:font-size="8pt" fo:letter-spacing="-0.007cm" fo:font-style="normal" style:text-underline-style="none" fo:font-weight="normal" officeooo:rsid="004498e5" style:font-size-asian="8pt" style:font-style-asian="normal" style:font-weight-asian="normal" style:font-name-complex="Lucida Sans" style:font-size-complex="8pt" style:font-style-complex="normal" style:font-weight-complex="normal"/>
    </style:style>
    <style:style style:name="T24" style:family="text">
      <style:text-properties fo:color="#221f1f" style:text-position="-5% 100%" style:font-name="Lucida Sans" fo:font-size="8pt" fo:letter-spacing="-0.007cm" style:text-underline-style="none" fo:font-weight="normal" style:font-size-asian="8pt" style:font-weight-asian="normal" style:font-name-complex="Lucida Sans" style:font-size-complex="8pt" style:font-weight-complex="normal"/>
    </style:style>
    <style:style style:name="T25" style:family="text">
      <style:text-properties fo:color="#221f1f" style:text-position="-5% 100%" style:font-name="Lucida Sans" fo:font-size="8pt" fo:letter-spacing="-0.007cm" style:text-underline-style="none" fo:font-weight="normal" officeooo:rsid="004498e5" style:font-size-asian="8pt" style:font-weight-asian="normal" style:font-name-complex="Lucida Sans" style:font-size-complex="8pt" style:font-weight-complex="normal"/>
    </style:style>
    <style:style style:name="T26" style:family="text">
      <style:text-properties fo:color="#221f1f" style:text-position="-5% 100%" fo:font-size="10pt" fo:letter-spacing="-0.007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T27" style:family="text">
      <style:text-properties fo:color="#221f1f" style:font-name="Lucida Sans" fo:font-size="8pt" fo:letter-spacing="-0.007cm" fo:font-style="italic" fo:font-weight="bold" style:font-size-asian="8pt" style:font-style-asian="italic" style:font-weight-asian="bold" style:font-name-complex="Lucida Sans" style:font-size-complex="8pt" style:font-style-complex="italic" style:font-weight-complex="bold"/>
    </style:style>
    <style:style style:name="T28" style:family="text">
      <style:text-properties fo:color="#221f1f" style:font-name="Times New Roman1" fo:letter-spacing="-0.007cm" fo:font-weight="normal" style:font-weight-asian="normal" style:font-name-complex="Lucida Sans" style:font-weight-complex="normal"/>
    </style:style>
    <style:style style:name="T29" style:family="text">
      <style:text-properties fo:font-style="normal" style:font-style-asian="normal" style:font-style-complex="normal"/>
    </style:style>
    <style:style style:name="T30" style:family="text">
      <style:text-properties officeooo:rsid="001fc765"/>
    </style:style>
    <style:style style:name="T31" style:family="text">
      <style:text-properties fo:color="#000000" style:text-position="-5% 100%" style:font-name="Times New Roman1" fo:font-size="11pt" fo:letter-spacing="-0.012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32" style:family="text">
      <style:text-properties style:font-name="Times New Roman1"/>
    </style:style>
    <style:style style:name="T33" style:family="text">
      <style:text-properties style:font-name="Times New Roman1" fo:font-size="11pt" fo:font-weight="bold" style:font-size-asian="11pt" style:font-weight-asian="bold" style:font-size-complex="11pt"/>
    </style:style>
    <style:style style:name="T34" style:family="text">
      <style:text-properties style:font-name="Times New Roman1" fo:font-size="11pt" style:font-size-asian="11pt" style:font-size-complex="11pt"/>
    </style:style>
    <style:style style:name="T35" style:family="text">
      <style:text-properties style:font-name="Times New Roman1" fo:font-size="11pt" officeooo:rsid="00228daa" style:font-size-asian="11pt" style:font-size-complex="11pt"/>
    </style:style>
    <style:style style:name="T36" style:family="text">
      <style:text-properties style:font-name="Times New Roman1" fo:font-size="11pt" officeooo:rsid="00255141" style:font-size-asian="11pt" style:font-size-complex="11pt"/>
    </style:style>
    <style:style style:name="T37" style:family="text">
      <style:text-properties officeooo:rsid="003096b4"/>
    </style:style>
    <style:style style:name="T38" style:family="text">
      <style:text-properties officeooo:rsid="00328ff5"/>
    </style:style>
    <style:style style:name="T39" style:family="text">
      <style:text-properties officeooo:rsid="003a4de5"/>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106">
      <number:day number:style="long"/>
    </number:date-style>
    <number:date-style style:name="N107">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icha de identificación</text:p>
      <text:p text:style-name="P3">de embarcaciones</text:p>
      <text:p text:style-name="P4"><draw:connector text:anchor-type="char" draw:z-index="4" draw:style-name="gr1" draw:text-style-name="P38" draw:type="line" svg:x1="0.042cm" svg:y1="0.258cm" svg:x2="16.554cm" svg:y2="0.261cm" svg:d="M42 258l16512 3" svg:viewBox="0 0 16514 5"><text:p/></draw:connector></text:p>
      <text:p text:style-name="P1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table:number-columns-spanned="4" office:value-type="string">
            <text:p text:style-name="P34">Fecha: <text:span text:style-name="T9"><text:date style:data-style-name="N36" text:date-value="2016-02-26T13:45:14.273738628">26/02/2016</text:date></text:span></text:p>
          </table:table-cell>
          <table:covered-table-cell/>
          <table:covered-table-cell/>
          <table:covered-table-cell/>
          <table:table-cell table:style-name="Tabla2.A1" table:number-columns-spanned="6" office:value-type="string">
            <text:p text:style-name="P11">Hecho a declarar: <text:s/><text:span text:style-name="T39">BAJA</text:span></text:p>
          </table:table-cell>
          <table:covered-table-cell/>
          <table:covered-table-cell/>
          <table:covered-table-cell/>
          <table:covered-table-cell/>
          <table:covered-table-cell/>
        </table:table-row>
        <table:table-row>
          <table:table-cell table:style-name="Tabla2.A1" table:number-columns-spanned="7" office:value-type="string">
            <text:p text:style-name="P33">Datos de la embarcación</text:p>
          </table:table-cell>
          <table:covered-table-cell/>
          <table:covered-table-cell/>
          <table:covered-table-cell/>
          <table:covered-table-cell/>
          <table:covered-table-cell/>
          <table:covered-table-cell/>
          <table:table-cell table:style-name="Tabla2.A1" table:number-columns-spanned="3" office:value-type="string">
            <text:p text:style-name="P29"/>
          </table:table-cell>
          <table:covered-table-cell/>
          <table:covered-table-cell/>
        </table:table-row>
        <table:table-row>
          <table:table-cell table:style-name="Tabla2.A1" table:number-columns-spanned="7" office:value-type="string">
            <text:p text:style-name="P20"><text:span text:style-name="T6">Nombre: </text:span><text:span text:style-name="T8"><text:text-input text:description="&lt;o.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1"><text:span text:style-name="T6">Matricula: </text:span><text:span text:style-name="T8"><text:text-input text:description="&lt;o.plate&gt;">d</text:text-input></text:span></text:p>
          </table:table-cell>
          <table:covered-table-cell/>
          <table:covered-table-cell/>
        </table:table-row>
        <table:table-row>
          <table:table-cell table:style-name="Tabla2.A1" table:number-columns-spanned="7" office:value-type="string">
            <text:p text:style-name="P21"><text:span text:style-name="T6">Tipo: </text:span><text:span text:style-name="T8"><text:text-input text:description="&lt;o.product_id.product_tmpl_id.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1"><text:span text:style-name="T6">Casco: </text:span><text:span text:style-name="T8"><text:text-input text:description="&lt;o.hull&gt;">d</text:text-input></text:span></text:p>
          </table:table-cell>
          <table:covered-table-cell/>
          <table:covered-table-cell/>
        </table:table-row>
        <table:table-row>
          <table:table-cell table:style-name="Tabla2.A1" table:number-columns-spanned="3" office:value-type="string">
            <text:p text:style-name="P21"><text:span text:style-name="T6">Material: </text:span><text:span text:style-name="T8"><text:text-input text:description="&lt;o.material_id.name&gt;">d</text:text-input></text:span></text:p>
          </table:table-cell>
          <table:covered-table-cell/>
          <table:covered-table-cell/>
          <table:table-cell table:style-name="Tabla2.A1" table:number-columns-spanned="5" office:value-type="string">
            <text:p text:style-name="P21"><text:span text:style-name="T6">Astillero: </text:span><text:span text:style-name="T8"><text:text-input text:description="&lt;o.shipyard_id.name&gt;">d</text:text-input></text:span></text:p>
          </table:table-cell>
          <table:covered-table-cell/>
          <table:covered-table-cell/>
          <table:covered-table-cell/>
          <table:covered-table-cell/>
          <table:table-cell table:style-name="Tabla2.A1" table:number-columns-spanned="2" office:value-type="string">
            <text:p text:style-name="P21"><text:span text:style-name="T6">Año: </text:span><text:span text:style-name="T8"><text:text-input text:description="&lt;o.hull_year&gt;">d</text:text-input></text:span></text:p>
          </table:table-cell>
          <table:covered-table-cell/>
        </table:table-row>
        <table:table-row>
          <table:table-cell table:style-name="Tabla2.A1" office:value-type="string">
            <text:p text:style-name="P21"><text:span text:style-name="T6">Eslora: </text:span><text:span text:style-name="T8"><text:text-input text:description="&lt;o.lenght&gt;">d</text:text-input></text:span></text:p>
          </table:table-cell>
          <table:table-cell table:style-name="Tabla2.A1" table:number-columns-spanned="6" office:value-type="string">
            <text:p text:style-name="P21"><text:span text:style-name="T6">Manga: </text:span><text:span text:style-name="T8"><text:text-input text:description="&lt;o.breadth&gt;">d</text:text-input></text:span></text:p>
          </table:table-cell>
          <table:covered-table-cell/>
          <table:covered-table-cell/>
          <table:covered-table-cell/>
          <table:covered-table-cell/>
          <table:covered-table-cell/>
          <table:table-cell table:style-name="Tabla2.A1" table:number-columns-spanned="2" office:value-type="string">
            <text:p text:style-name="P21"><text:span text:style-name="T6">Puntal: </text:span><text:span text:style-name="T8"><text:text-input text:description="&lt;o.prop&gt;">d</text:text-input></text:span></text:p>
          </table:table-cell>
          <table:covered-table-cell/>
          <table:table-cell table:style-name="Tabla2.A1" office:value-type="string">
            <text:p text:style-name="P21"><text:span text:style-name="T6">Peso: </text:span><text:span text:style-name="T8"><text:text-input text:description="&lt;o.weight&gt;">d</text:text-input></text:span><text:span text:style-name="T8"> </text:span><text:span text:style-name="T8"><text:text-input text:description="&lt;o.weight_uom_id.name&gt;">d</text:text-input></text:span></text:p>
          </table:table-cell>
        </table:table-row>
        <table:table-row>
          <table:table-cell table:style-name="Tabla2.A1" table:number-columns-spanned="7" office:value-type="string">
            <text:p text:style-name="P33">Datos del motor</text:p>
          </table:table-cell>
          <table:covered-table-cell/>
          <table:covered-table-cell/>
          <table:covered-table-cell/>
          <table:covered-table-cell/>
          <table:covered-table-cell/>
          <table:covered-table-cell/>
          <table:table-cell table:style-name="Tabla2.A1" table:number-columns-spanned="3" office:value-type="string">
            <text:p text:style-name="P29"/>
          </table:table-cell>
          <table:covered-table-cell/>
          <table:covered-table-cell/>
        </table:table-row>
        <table:table-row>
          <table:table-cell table:style-name="Tabla2.A1" table:number-columns-spanned="2" office:value-type="string">
            <text:p text:style-name="P21"><text:span text:style-name="T6">Marca: </text:span><text:span text:style-name="T8"><text:text-input text:description="&lt;o.engine_brand_id.name&gt;">d</text:text-input></text:span></text:p>
          </table:table-cell>
          <table:covered-table-cell/>
          <table:table-cell table:style-name="Tabla2.A1" table:number-columns-spanned="5" office:value-type="string">
            <text:p text:style-name="P21"><text:span text:style-name="T6">Potencia: </text:span><text:span text:style-name="T8"><text:text-input text:description="&lt;o.engine_power&gt;">d</text:text-input></text:span></text:p>
          </table:table-cell>
          <table:covered-table-cell/>
          <table:covered-table-cell/>
          <table:covered-table-cell/>
          <table:covered-table-cell/>
          <table:table-cell table:style-name="Tabla2.A1" table:number-columns-spanned="3" office:value-type="string">
            <text:p text:style-name="P21"><text:span text:style-name="T6">Nro. De Serie: </text:span><text:span text:style-name="T8"><text:text-input text:description="&lt;o.engine_serial_number&gt;">d</text:text-input></text:span></text:p>
          </table:table-cell>
          <table:covered-table-cell/>
          <table:covered-table-cell/>
        </table:table-row>
        <table:table-row>
          <table:table-cell table:style-name="Tabla2.A1" table:number-columns-spanned="10" office:value-type="string">
            <text:p text:style-name="P21"><text:span text:style-name="T6">Observaciones: </text:span><text:span text:style-name="T8"><text:text-input text:description="&lt;o.note&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7" office:value-type="string">
            <text:p text:style-name="P33">Datos del titular</text:p>
          </table:table-cell>
          <table:covered-table-cell/>
          <table:covered-table-cell/>
          <table:covered-table-cell/>
          <table:covered-table-cell/>
          <table:covered-table-cell/>
          <table:covered-table-cell/>
          <table:table-cell table:style-name="Tabla2.A1" table:number-columns-spanned="3" office:value-type="string">
            <text:p text:style-name="P29"/>
          </table:table-cell>
          <table:covered-table-cell/>
          <table:covered-table-cell/>
        </table:table-row>
        <table:table-row>
          <table:table-cell table:style-name="Tabla2.A1" table:number-columns-spanned="6" office:value-type="string">
            <text:p text:style-name="P21"><text:span text:style-name="T6">Apellido y Nombres: </text:span><text:span text:style-name="T8"><text:text-input text:description="&lt;o.owner_id.name&gt;">d</text:text-input></text:span></text:p>
          </table:table-cell>
          <table:covered-table-cell/>
          <table:covered-table-cell/>
          <table:covered-table-cell/>
          <table:covered-table-cell/>
          <table:covered-table-cell/>
          <table:table-cell table:style-name="Tabla2.A1" table:number-columns-spanned="4" office:value-type="string">
            <text:p text:style-name="P14">N/C: </text:p>
          </table:table-cell>
          <table:covered-table-cell/>
          <table:covered-table-cell/>
          <table:covered-table-cell/>
        </table:table-row>
        <table:table-row>
          <table:table-cell table:style-name="Tabla2.A1" table:number-columns-spanned="3" office:value-type="string">
            <text:p text:style-name="P21"><text:span text:style-name="T6">Tipo de doc. de identidad: </text:span><text:span text:style-name="T8"><text:text-input text:description="&lt;o.owner_id.document_type_id.name&gt;">d</text:text-input></text:span></text:p>
          </table:table-cell>
          <table:covered-table-cell/>
          <table:covered-table-cell/>
          <table:table-cell table:style-name="Tabla2.A1" table:number-columns-spanned="5" office:value-type="string">
            <text:p text:style-name="P21"><text:span text:style-name="T6">Nro: </text:span><text:span text:style-name="T8"><text:text-input text:description="&lt;o.owner_id.document_number&gt;">d</text:text-input></text:span></text:p>
          </table:table-cell>
          <table:covered-table-cell/>
          <table:covered-table-cell/>
          <table:covered-table-cell/>
          <table:covered-table-cell/>
          <table:table-cell table:style-name="Tabla2.A1" table:number-columns-spanned="2" office:value-type="string">
            <text:p text:style-name="P36"><text:span text:style-name="T6">Fecha de nacimiento: </text:span><text:span text:style-name="T24"><text:text-input text:description="&lt;if test=&quot;o.owner_id.birthdate&quot;&gt;">if</text:text-input></text:span><text:span text:style-name="T8"> </text:span><text:span text:style-name="T15"><text:text-input text:description="&lt;time.strftime('%d',time.strptime(o.owner_id.birthdate,'%Y-%m-%d'))&gt;">d</text:text-input></text:span><text:span text:style-name="T15">/</text:span><text:span text:style-name="T15"><text:text-input text:description="&lt;time.strftime('%m',time.strptime(o.owner_id.birthdate,'%Y-%m-%d'))&gt;">d</text:text-input></text:span><text:span text:style-name="T15">/</text:span><text:span text:style-name="T15"><text:text-input text:description="&lt;time.strftime('%Y',time.strptime(o.owner_id.birthdate,'%Y-%m-%d'))&gt;">d</text:text-input></text:span><text:span text:style-name="T25"><text:text-input text:description="&lt;/if&gt;">/if</text:text-input></text:span></text:p>
          </table:table-cell>
          <table:covered-table-cell/>
        </table:table-row>
        <table:table-row>
          <table:table-cell table:style-name="Tabla2.A1" table:number-columns-spanned="10" office:value-type="string">
            <text:p text:style-name="P21"><text:span text:style-name="T6">Domicilio: </text:span><text:span text:style-name="T8"><text:text-input text:description="&lt;o.owner_id.street&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3" office:value-type="string">
            <text:p text:style-name="P21"><text:span text:style-name="T6">Localidad: </text:span><text:span text:style-name="T8"><text:text-input text:description="&lt;o.owner_id.city&gt;">d</text:text-input></text:span></text:p>
          </table:table-cell>
          <table:covered-table-cell/>
          <table:covered-table-cell/>
          <table:table-cell table:style-name="Tabla2.A1" table:number-columns-spanned="2" office:value-type="string">
            <text:p text:style-name="P21"><text:span text:style-name="T6">C. Postal: </text:span><text:span text:style-name="T8"><text:text-input text:description="&lt;o.owner_id.zip&gt;">d</text:text-input></text:span></text:p>
          </table:table-cell>
          <table:covered-table-cell/>
          <table:table-cell table:style-name="Tabla2.A1" table:number-columns-spanned="5" office:value-type="string">
            <text:p text:style-name="P21"><text:span text:style-name="T6">Teléfonos: </text:span><text:span text:style-name="T8"><text:text-input text:description="&lt;o.owner_id.phone&gt;">d</text:text-input></text:span></text:p>
          </table:table-cell>
          <table:covered-table-cell/>
          <table:covered-table-cell/>
          <table:covered-table-cell/>
          <table:covered-table-cell/>
        </table:table-row>
        <table:table-row>
          <table:table-cell table:style-name="Tabla2.A1" table:number-columns-spanned="3" office:value-type="string">
            <text:p text:style-name="P21"><text:span text:style-name="T6">Celular: </text:span><text:span text:style-name="T8"><text:text-input text:description="&lt;o.owner_id.mobile&gt;">d</text:text-input></text:span></text:p>
          </table:table-cell>
          <table:covered-table-cell/>
          <table:covered-table-cell/>
          <table:table-cell table:style-name="Tabla2.A1" table:number-columns-spanned="7" office:value-type="string">
            <text:p text:style-name="P23"><text:span text:style-name="T6">Email: </text:span><text:span text:style-name="T8"><text:text-input text:description="&lt;o.owner_id.email&gt;">d</text:text-input></text:span></text:p>
          </table:table-cell>
          <table:covered-table-cell/>
          <table:covered-table-cell/>
          <table:covered-table-cell/>
          <table:covered-table-cell/>
          <table:covered-table-cell/>
          <table:covered-table-cell/>
        </table:table-row>
        <table:table-row>
          <table:table-cell table:style-name="Tabla2.A1" table:number-columns-spanned="3" office:value-type="string">
            <text:p text:style-name="P21"><text:span text:style-name="T6">Estado Civil: </text:span><text:span text:style-name="T8"><text:text-input text:description="&lt;o.owner_id.marital_status&gt;">d</text:text-input></text:span></text:p>
          </table:table-cell>
          <table:covered-table-cell/>
          <table:covered-table-cell/>
          <table:table-cell table:style-name="Tabla2.A1" table:number-columns-spanned="7" office:value-type="string">
            <text:p text:style-name="P22"><text:span text:style-name="T6">Conyuge: </text:span><text:span text:style-name="T15"><text:s/></text:span><text:span text:style-name="T24"><text:text-input text:description="&lt;if test=&quot;o.owner_id.sex == 'M' and o.owner_id.marital_status == 'married'&quot;&gt;">if</text:text-input></text:span><text:span text:style-name="T24"> </text:span><text:span text:style-name="T15"><text:text-input text:description="&lt;o.owner_id.wife_id.name&gt;">d</text:text-input></text:span><text:span text:style-name="T25"><text:text-input text:description="&lt;/if&gt;">/if</text:text-input></text:span><text:span text:style-name="T15"> </text:span><text:span text:style-name="T24"><text:text-input text:description="&lt;if test=&quot;o.owner_id.sex == 'F' and o.owner_id.marital_status == 'married'&quot;&gt;">if</text:text-input></text:span><text:span text:style-name="T24"> </text:span><text:span text:style-name="T15"><text:text-input text:description="&lt;o.owner_id.husband_id.name&gt;">d</text:text-input></text:span><text:span text:style-name="T25"><text:text-input text:description="&lt;/if&gt;">/if</text:text-input></text:span></text:p>
          </table:table-cell>
          <table:covered-table-cell/>
          <table:covered-table-cell/>
          <table:covered-table-cell/>
          <table:covered-table-cell/>
          <table:covered-table-cell/>
          <table:covered-table-cell/>
        </table:table-row>
        <table:table-row>
          <table:table-cell table:style-name="Tabla2.A1" table:number-columns-spanned="10" office:value-type="string">
            <text:p text:style-name="P15">Profesión: <text:span text:style-name="T9"><text:text-input text:description="&lt;o.owner_id.function&gt;">d</text:text-input></text:span></text:p>
          </table:table-cell>
          <table:covered-table-cell/>
          <table:covered-table-cell/>
          <table:covered-table-cell/>
          <table:covered-table-cell/>
          <table:covered-table-cell/>
          <table:covered-table-cell/>
          <table:covered-table-cell/>
          <table:covered-table-cell/>
          <table:covered-table-cell/>
        </table:table-row>
      </table:table>
      <text:p text:style-name="P12"/>
      <text:p text:style-name="P19"><text:s text:c="41"/></text:p>
      <text:p text:style-name="P7">Personas autorizadas a la visita, al ingreso y/o utilización de la embarcación</text:p>
      <text:p text:style-name="P6"/>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text:s/>v / i / u</text:p>
          </table:table-cell>
          <table:table-cell table:style-name="Tabla1.A1" office:value-type="string">
            <text:p text:style-name="P5">Apellido y Nombres</text:p>
          </table:table-cell>
          <table:table-cell table:style-name="Tabla1.C1" office:value-type="string">
            <text:p text:style-name="P8">Tipo y Nro. de documento<text:tab/> </text:p>
          </table:table-cell>
        </table:table-row>
        <table:table-row table:style-name="Tabla1.1">
          <table:table-cell table:style-name="Tabla1.A1" office:value-type="string">
            <text:p text:style-name="P30"><text:text-input text:description="&lt;for each=&quot;line in o.authorization_ids&quot;&gt;">For each line</text:text-input></text:p>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32"><text:text-input text:description="&lt;line.authorization_type_id.name&gt;">authorization</text:text-input></text:p>
          </table:table-cell>
          <table:table-cell table:style-name="Tabla1.A1" office:value-type="string">
            <text:p text:style-name="P32"><text:text-input text:description="&lt;line.partner_id.name&gt;">name</text:text-input></text:p>
          </table:table-cell>
          <table:table-cell table:style-name="Tabla1.C1" office:value-type="string">
            <text:p text:style-name="P31"><text:span text:style-name="T37"><text:text-input text:description="&lt;line.partner_id.document_type_id.name&gt;">tipo</text:text-input></text:span><text:span text:style-name="T37"> <text:s/></text:span><text:span text:style-name="T37"><text:text-input text:description="&lt;line.partner_id.document_number&gt;">doc</text:text-input></text:span></text:p>
          </table:table-cell>
        </table:table-row>
        <table:table-row table:style-name="Tabla1.1">
          <table:table-cell table:style-name="Tabla1.A1" office:value-type="string">
            <text:p text:style-name="P31"><text:text-input text:description="&lt;/for&gt;">End For</text:text-input></text:p>
          </table:table-cell>
          <table:table-cell table:style-name="Tabla1.A1" office:value-type="string">
            <text:p text:style-name="P9"/>
          </table:table-cell>
          <table:table-cell table:style-name="Tabla1.C1" office:value-type="string">
            <text:p text:style-name="P9"/>
          </table:table-cell>
        </table:table-row>
      </table:table>
      <text:p text:style-name="P6"/>
      <text:p text:style-name="P13">Declaro bajo juramento que los datos consignados son reales, comprometiéndose a actualizarlos ante modificaciones y sabiendo que la <text:span text:style-name="T38">falsedad</text:span> de los mismos origina la pérdida de la calidad de asociado con sus correspondientes consecuencias.</text:p>
      <text:p text:style-name="P13">Asimismo me responsabilizo totalmente por cualquier daño producido por las personas autorizadas, por culpa o dolo de las mismas, no pudiendo invocar ninguna eximente al respecto.</text:p>
      <text:p text:style-name="P13"/>
      <text:p text:style-name="P13"/>
      <text:p text:style-name="P12"/>
      <text:p text:style-name="P1"><text:span text:style-name="T5">Firma:</text:span><text:span text:style-name="T6"> ………………………</text:span><text:span text:style-name="T5">Aclaración:</text:span><text:span text:style-name="T6">……………………………………………………….</text:span></text:p>
      <text:p text:style-name="P13"/>
      <text:p text:style-name="P12"/>
      <text:p text:style-name="P1"><text:span text:style-name="T5">Tipo y Nro. de documento</text:span><text:span text:style-name="T6">: ………………………………..</text:span></text:p>
      <text:p text:style-name="P13"/>
      <text:p text:style-name="P13"/>
      <text:p text:style-name="P3"><text:soft-page-break/>Contrato de guarda </text:p>
      <text:p text:style-name="P3">de embarcaciones</text:p>
      <text:p text:style-name="P16">Nº <text:span text:style-name="T12"><text:text-input text:description="&lt;o.contract_ids[0].start_code&gt;">d</text:text-input></text:span></text:p>
      <text:p text:style-name="P17"><draw:connector text:anchor-type="char" draw:z-index="3" draw:style-name="gr1" draw:text-style-name="P38" draw:type="line" svg:x1="0.042cm" svg:y1="0.258cm" svg:x2="16.554cm" svg:y2="0.261cm" svg:d="M42 258l16512 3" svg:viewBox="0 0 16514 5"><text:p/></draw:connector></text:p>
      <text:p text:style-name="P37">En la ciudad de Rosario, a l<text:span text:style-name="T29">os </text:span><text:span text:style-name="T18"><text:date style:data-style-name="N106" text:date-value="2016-02-26T13:45:14.333068043">26</text:date></text:span><text:span text:style-name="T29"> días del mes de </text:span><text:span text:style-name="T19"><text:date style:data-style-name="N34" text:date-value="2016-02-26T13:45:14.333416940">febrero</text:date></text:span><text:span text:style-name="T29"> de </text:span>2<text:span text:style-name="T30">0</text:span><text:span text:style-name="T21"><text:date style:data-style-name="N107" text:date-value="2016-02-26T13:45:14.333963859">16</text:date></text:span>, entre Sorrento Open Club Asociación Civil, con domicilio en calle José Hernández de la ciudad de Rosario, en más denominada “<text:span text:style-name="T1">La Guardería”</text:span> y por otra parte el Sr <text:span text:style-name="T19"><text:text-input text:description="&lt;o.owner_id.name&gt;">d</text:text-input></text:span><text:span text:style-name="T19"> </text:span>Doc.Nac. de Identidad Nro <text:span text:style-name="T19"><text:text-input text:description="&lt;o.owner_id.document_number&gt;">d</text:text-input></text:span><text:span text:style-name="T19">, </text:span>domiciliado en <text:span text:style-name="T19"><text:text-input text:description="&lt;o.owner_id.street&gt;">d</text:text-input></text:span><text:span text:style-name="T19">, </text:span>nacido el <text:span text:style-name="T22"><text:text-input text:description="&lt;if test=&quot;o.owner_id.birthdate&quot;&gt;">if</text:text-input></text:span><text:span text:style-name="T26"> </text:span><text:span text:style-name="T19"><text:text-input text:description="&lt;time.strftime('%d',time.strptime(o.owner_id.birthdate,'%Y-%m-%d'))&gt;">d</text:text-input></text:span><text:span text:style-name="T19">/</text:span><text:span text:style-name="T19"><text:text-input text:description="&lt;time.strftime('%m',time.strptime(o.owner_id.birthdate,'%Y-%m-%d'))&gt;">d</text:text-input></text:span><text:span text:style-name="T19">/</text:span><text:span text:style-name="T19"><text:text-input text:description="&lt;time.strftime('%Y',time.strptime(o.owner_id.birthdate,'%Y-%m-%d'))&gt;">d</text:text-input></text:span><text:span text:style-name="T23"><text:text-input text:description="&lt;/if&gt;">/if</text:text-input></text:span>, de profesión <text:span text:style-name="T19"><text:text-input text:description="&lt;o.owner_id.function&gt;">d</text:text-input></text:span>, estado civil <text:span text:style-name="T19"><text:text-input text:description="&lt;o.owner_id.marital_status&gt;">d</text:text-input></text:span> con<text:span text:style-name="T32"> </text:span><text:span text:style-name="T28"><text:text-input text:description="&lt;if test=&quot;o.owner_id.sex == 'M' and o.owner_id.marital_status == 'married'&quot;&gt;">if</text:text-input></text:span><text:span text:style-name="T10"><text:text-input text:description="&lt;o.owner_id.wife_id.name&gt;">d</text:text-input></text:span><text:span text:style-name="T11"><text:text-input text:description="&lt;/if&gt;">/if</text:text-input></text:span><text:span text:style-name="T28"><text:text-input text:description="&lt;if test=&quot;o.owner_id.sex == 'F' and o.owner_id.marital_status == 'married'&quot;&gt;">if</text:text-input></text:span><text:span text:style-name="T10"><text:text-input text:description="&lt;o.owner_id.husband_id.name&gt;">d</text:text-input></text:span><text:span text:style-name="T11"><text:text-input text:description="&lt;/if&gt;">/if</text:text-input></text:span><text:span text:style-name="T23">. </text:span>En adelante denominado “<text:span text:style-name="T1">El Usuario”, </text:span>se celebra el presente Contrato de Guarda de Embarcación y Prestación de Servicios, el que sujeta a las siguientes condiciones: <text:span text:style-name="T1">Primera:”La Guardería” </text:span>se obliga a proporcionar a “<text:span text:style-name="T1">El Usuario” </text:span>el uso y goce de las marinas, parcelas o cunas existentes en el Complejo náutico y a amarrar una embarcación dentro del espejo de agua al que por ella se acceda <text:s/>y se les asigne de acuerdo a sus características, dimensiones, canon abonado y condiciones del Reglamento que se suscribe por separado y forma parte del presente.-</text:p>
      <text:p text:style-name="P24"><text:span text:style-name="T1">Segunda:”El Usuario” </text:span>guardará exclusivamente la siguiente embarcación:</text:p>
      <text:p text:style-name="P25">Nombre: <text:span text:style-name="T19"><text:text-input text:description="&lt;o.name&gt;">d</text:text-input></text:span></text:p>
      <text:p text:style-name="P25">Tipo y Modelo: <text:span text:style-name="T19"><text:text-input text:description="&lt;o.product_id.product_tmpl_id.name&gt;">d</text:text-input></text:span></text:p>
      <text:p text:style-name="P25">Astillero: <text:span text:style-name="T19"><text:text-input text:description="&lt;o.shipyard_id.name&gt;">d</text:text-input></text:span></text:p>
      <text:p text:style-name="P25">Casco: <text:span text:style-name="T19"><text:text-input text:description="&lt;o.hull&gt;">d</text:text-input></text:span><text:span text:style-name="T19"> <text:s text:c="41"/></text:span>Año: <text:span text:style-name="T19"><text:text-input text:description="&lt;o.hull_year&gt;">d</text:text-input></text:span></text:p>
      <text:p text:style-name="P25">Marca y potencia del motor: <text:span text:style-name="T19"><text:text-input text:description="&lt;o.engine_brand_id.name&gt;">d</text:text-input></text:span><text:span text:style-name="T19"> - </text:span><text:span text:style-name="T19"><text:text-input text:description="&lt;o.engine_power&gt;">d</text:text-input></text:span><text:span text:style-name="T19"> <text:s text:c="8"/></text:span>Nro de Serie: <text:span text:style-name="T19"><text:text-input text:description="&lt;o.engine_serial_number&gt;">d</text:text-input></text:span></text:p>
      <text:p text:style-name="P25">Matrícula Nro: <text:span text:style-name="T19"><text:text-input text:description="&lt;o.plate&gt;">d</text:text-input></text:span></text:p>
      <text:p text:style-name="P25">Eslora: <text:span text:style-name="T19"><text:text-input text:description="&lt;o.lenght&gt;">d</text:text-input></text:span><text:span text:style-name="T19"> <text:s text:c="6"/></text:span>Manga: <text:span text:style-name="T19"><text:text-input text:description="&lt;o.breadth&gt;">d</text:text-input></text:span><text:span text:style-name="T19"> <text:s text:c="6"/></text:span>Puntal: <text:span text:style-name="T19"><text:text-input text:description="&lt;o.prop&gt;">d</text:text-input></text:span> <text:s text:c="5"/>Peso: <text:span text:style-name="T19"><text:text-input text:description="&lt;o.weight&gt;">d</text:text-input></text:span><text:span text:style-name="T19"> </text:span><text:span text:style-name="T19"><text:text-input text:description="&lt;o.weight_uom_id.name&gt;">d</text:text-input></text:span></text:p>
      <text:p text:style-name="P28">Nro: <text:span text:style-name="T19"><text:text-input text:description="&lt;o.contract_ids[0].start_code&gt;">d</text:text-input></text:span></text:p>
      <text:p text:style-name="P25">Categoría de Guarda: <text:span text:style-name="T19"><text:text-input text:description="&lt;o.location_category_id.name&gt;">d</text:text-input></text:span></text:p>
      <text:p text:style-name="P27">Fecha de Alta: <text:span text:style-name="T20"><text:s/></text:span><text:span text:style-name="T19"><text:text-input text:description="&lt;time.strftime('%d',time.strptime(o.contract_ids[0].start_date,'%Y-%m-%d'))&gt;">d</text:text-input></text:span>/<text:span text:style-name="T19"><text:text-input text:description="&lt;time.strftime('%m',time.strptime(o.contract_ids[0].start_date,'%Y-%m-%d'))&gt;">d</text:text-input></text:span>/<text:span text:style-name="T19"><text:text-input text:description="&lt;time.strftime('%Y',time.strptime(o.contract_ids[0].start_date,'%Y-%m-%d'))&gt;">d</text:text-input></text:span> </text:p>
      <text:p text:style-name="P26"><text:span text:style-name="T1">Tercera</text:span>: A todos los efectos judiciales o extrajudiciales, “<text:span text:style-name="T1">La Guardería” </text:span>constituye domicilio en calle José Hernández 742 de la ciudad de Rosario, y “<text:span text:style-name="T1">El Usuario”</text:span> en calle <text:span text:style-name="T19"><text:text-input text:description="&lt;o.owner_id.street&gt;">d</text:text-input></text:span> de la ciudad de <text:span text:style-name="T19"><text:text-input text:description="&lt;o.owner_id.city&gt;">d</text:text-input></text:span>, donde tendrán validez todas las notificaciones. Asimismo, las partes se someten a los Tribunales Provinciales de Rosario, renunciando expresamente a cualquier otro fuero o jurisdicción que pudiera corresponder.-</text:p>
      <text:p text:style-name="P24"><text:span text:style-name="T1">Cuarta:”El Usuario” </text:span>que enajenare la embarcación, deberá comunicarlo inmediatamente a “La Guardería” y cancelar todo importe que adeudara a ésta, produciéndose la resolución <text:s/>de pleno derecho de este contrato, obligándose “<text:span text:style-name="T1">El Usuario” </text:span>a retirar la embarcación.-</text:p>
      <text:p text:style-name="P2"><text:span text:style-name="T33">Quinta: </text:span><text:span text:style-name="T34">El presente contrato tendrá una vigencia de 90 días a partir del día </text:span><text:span text:style-name="T17"><text:date style:data-style-name="N106" text:date-value="2016-02-26T13:45:14.359927433">26</text:date></text:span><text:span text:style-name="T35"> </text:span><text:span text:style-name="T36">de</text:span><text:span text:style-name="T34"> </text:span><text:span text:style-name="T16"><text:date style:data-style-name="N34" text:date-value="2016-02-26T13:45:14.360508928">febrero</text:date></text:span><text:span text:style-name="T34"> de 2</text:span><text:span text:style-name="T35">0</text:span><text:span text:style-name="T14"><text:date style:data-style-name="N107" text:date-value="2016-02-26T13:45:14.361133798">16</text:date></text:span><text:span text:style-name="T34">, quedando prorrogado automáticamente por lapsos idénticos hasta que alguna de las partes ponga fin al mismo. En este caso,</text:span><text:span text:style-name="T33">”La Guardería” </text:span><text:span text:style-name="T34">deberá informarlo en forma fehaciente con 30 días de anticipación al vencimiento del período en curso y “El Usuario” con quince días de antelación a dicho vencimiento. ”El Usuario” se obliga a pagar un canon de pesos </text:span><text:span text:style-name="Fuente_20_de_20_párrafo_20_predeter."><text:span text:style-name="T27"><text:text-input text:description="&lt;number_to_string(o.amount_total)&gt;">Son pesos: dos mil trecientos cuarenta y cuatro con cincuenta centavos</text:text-input></text:span></text:span><text:span text:style-name="Fuente_20_de_20_párrafo_20_predeter."><text:span text:style-name="T13"> </text:span></text:span><text:span text:style-name="T34"><text:s/>($</text:span><text:span text:style-name="T31"><text:placeholder text:placeholder-type="text">&lt;o.amount_total&gt;</text:placeholder></text:span><text:span text:style-name="T34">) mensuales, por mes adelantado, del 1 al 10 de cada período, en José Hernández 742 de Rosario, o en el lugar que “</text:span><text:span text:style-name="T2">La Guarderia” </text:span><text:span text:style-name="T4">indique. Si el pago no se realizara en dinero efectivo, solo se considerara período cancelado en el momento de acreditación o cobro de los valores entregados. La falta de pago en el término estipulado producirá automáticamente la mora de la obligación sin necesidad de intimación previa, ni judicial ni extrajudicial. Producida esta, “</text:span><text:span text:style-name="T2">La Guardería”</text:span><text:span text:style-name="T4"> se reserva el derecho de optar por: A) Tener por rescindido automáticamente el contrato y dar de baja a “</text:span><text:span text:style-name="T2">El Usuario” </text:span><text:span text:style-name="T4">de inmediato, o B) exigir el pago con mas de un interés igual a dos veces y media según la tasa de descuento de documentos a treinta días que percibe el Banco de la Nación Argentina, con mas un tres por ciento en concepto de gastos administrativos y un dos por ciento en concepto de gestión de cobranza. De persistir los cumplimientos durante tres (3) meses, el contrato quedará definitivamente resuelto, sin necesidad de notificación alguna, teniendo derecho “</text:span><text:span text:style-name="T2">La Guardería”</text:span><text:span text:style-name="T4"> a retirar la embarcación y depositarla por cuenta y cargo del titular en el lugar que ella disponga y poder ejercer el derecho de retención hasta la cancelación de todas las deudas, incluso las del depósito, conforme a lo dispuesto por el art.3939 y siguientes del Código Civil, sobre la embarcación que ocupare la amarra, parcela o cuna </text:span><text:soft-page-break/><text:span text:style-name="T4">correspondiente al “Usuario” moroso. Establece dicha disposición legal : “</text:span><text:span text:style-name="T7">el derecho de retención es la facultad que corresponde al tenedor de una cosa ajena, para conservar la posesión de ella hasta el pago de lo que es debido por razón de esa misma cosa”.</text:span><text:span text:style-name="T4">Dicha retención se ejercerá sin necesidad de trámite judicial alguno, renunciando “</text:span><text:span text:style-name="T2">El Usuario”</text:span><text:span text:style-name="T4"> a cualquier acción que pudiera cuestionar el ejercicio del derecho de retención.-</text:span></text:p>
      <text:p text:style-name="P1"><text:span text:style-name="T2">Sexta:</text:span><text:span text:style-name="T4"> La embarcación objeto del presente, será bota solamente si “</text:span><text:span text:style-name="T2">El Usuario” </text:span><text:span text:style-name="T4">se encuentra al día en el pago de la guarda mediante la exhibición del respectivo comprobante. Asimismo “</text:span><text:span text:style-name="T2">El Usuario” </text:span><text:span text:style-name="T4">acepta que en caso de no estar al día con los cánones se vea impedido del uso de su embarcación hasta cancelar su deuda. No obstante “</text:span><text:span text:style-name="T2">La Guardería” </text:span><text:span text:style-name="T4">podrá permitir <text:s/>dicho uso sin que eso implique presunción de pago.-</text:span></text:p>
      <text:p text:style-name="P1"><text:span text:style-name="T2">Séptima: </text:span><text:span text:style-name="T4">Si “</text:span><text:span text:style-name="T2">El Usuario” </text:span><text:span text:style-name="T4">retirara su embarcación sin rescindir este contrato de guarda con “</text:span><text:span text:style-name="T2">La Guardería”, </text:span><text:span text:style-name="T4">deberá abonar el importe que corresponda hasta el momento de acordarse la efectiva rescisión. Su reingreso solo será admitido previa cancelación de sus deudas con “</text:span><text:span text:style-name="T2">La </text:span><text:span text:style-name="T3">Guardería</text:span><text:span text:style-name="T2">” </text:span><text:span text:style-name="T4">.-</text:span></text:p>
      <text:p text:style-name="P1"><text:span text:style-name="T2">Octava: </text:span><text:span text:style-name="T4">Destinándose la actividad de guardería a la guarda de embarcaciones, todo otro servicio que eventualmente pueda prestarse al usuario deberá ser materia de previa estipulación, contratación, ajuste de precio y forma de prestación.</text:span></text:p>
      <text:p text:style-name="P1"><text:span text:style-name="T2">Novena:</text:span><text:span text:style-name="T4"> todo trabajo mecánico , de reparación o de limpieza de la embarcación, deberá ser realizados por quien designe su usuario o titular a ese efecto, reservándose la Guardería el derecho de admisión cuando la presencia de éstos puedan afectar o perjudicar el normal desenvolvimiento del establecimiento. En dicho caso “</text:span><text:span text:style-name="T2">El Usuario” </text:span><text:span text:style-name="T4">deberá hacer saber a “</text:span><text:span text:style-name="T2">La Guardería”,</text:span><text:span text:style-name="T4"> con anticipación <text:s/>suficiente, la índole del trabajo a realizar y la persona que lo ejecutará. Sin ese requisito, no se permitirá el acceso de la misma a la embarcación. Queda expresamente establecido que esos trabajos y demás que “</text:span><text:span text:style-name="T2">El Usuario” </text:span><text:span text:style-name="T4">decida realizar en la embarcación <text:s/>, correrán por su cuenta y riesgo y en todo de acuerdo al capítulo III del Reglamento.-</text:span></text:p>
      <text:p text:style-name="P1"><text:span text:style-name="T2">Décima:”La Guardería” </text:span><text:span text:style-name="T4">no se responsabiliza por los elementos o accesorios que se encuentren en la embarcación, ni por su existencia y conservación.-</text:span></text:p>
      <text:p text:style-name="P1"><text:span text:style-name="T2">Décimo Primera:”La guardería” </text:span><text:span text:style-name="T4">no tendrá responsabilidad material</text:span><text:span text:style-name="T2"> </text:span><text:span text:style-name="T4">ni moral en los casos de incendio, inundación o cualquier otro siniestro, caso fortuito ,fuerza mayor, del que resultare un daño para la embarcación, eximiéndose en forma total y definitiva de cualquier indemnización o pago alguno.-</text:span></text:p>
      <text:p text:style-name="P1"><text:span text:style-name="T2">Décimo Segunda: </text:span><text:span text:style-name="T4">El incumplimiento de cualquiera de las cláusulas del presente contrato, del Reglamento y/o disposiciones legales vigentes, determinará la automática cesación de la guarda de la embarcación y dará derecho a “</text:span><text:span text:style-name="T2">La Guardería”</text:span><text:span text:style-name="T4"> a ejercer las acciones pertinentes.-</text:span></text:p>
      <text:p text:style-name="P1"><text:span text:style-name="T2">Décimo Tercera:”El Usuario” </text:span><text:span text:style-name="T4">reconoce a “</text:span><text:span text:style-name="T2">La Guardería” </text:span><text:span text:style-name="T4">el derecho de rescindir unilateralmente este contrato, sin expresión de causa. Esta rescisión operará a los ocho días de su comunicación fehaciente a “</text:span><text:span text:style-name="T2">El Usuario”.-</text:span></text:p>
      <text:p text:style-name="P1"><text:span text:style-name="T2">Décimo Cuarta:</text:span><text:span text:style-name="T4"> Las partes previas lectura y ratificación de lo expresado en este contrato, firman dos(2) ejemplares del mismo tenor y a un solo efecto, recibiendo en este acto cada uno el suyo en el lugar y fecha arriba indicado.- </text:span></text:p>
      <text:p text:style-name="P10"/>
      <text:p text:style-name="P10"/>
      <text:p text:style-name="P10"/>
      <text:p text:style-name="P10"/>
      <text:p text:style-name="P10"/>
      <text:p text:style-name="P6">Del Usuario <text:s text:c="83"/>Por la Guarderí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WW8Num1z0" style:family="text">
      <style:text-properties fo:font-size="11pt" style:font-size-asian="11pt" style:font-size-complex="11pt"/>
    </style:style>
    <style:style style:name="Fuente_20_de_20_párrafo_20_predeter." style:display-name="Fuente de párrafo predeter." style:family="text"/>
    <style:style style:name="Encabezado_20_Car" style:display-name="Encabezado Car" style:family="text">
      <style:text-properties fo:font-size="12pt" fo:language="es" fo:country="ES" style:font-size-asian="12pt" style:font-size-complex="12pt"/>
    </style:style>
    <style:style style:name="Pie_20_de_20_página_20_Car" style:display-name="Pie de página Car" style:family="text">
      <style:text-properties fo:font-size="12pt" fo:language="es" fo:country="ES" style:font-size-asian="12pt" style:font-size-complex="12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draw:frame draw:style-name="Mfr1" draw:name="Imagen1" text:anchor-type="as-char" svg:width="6.588cm" svg:height="2.249cm" draw:z-index="2"><draw:image xlink:href="Pictures/10000000000000F900000055B2599E5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la ciudad de Rosario, a los …días del mes de……………de 20…,entre Sorrento Open Club Asociación Civil,con domicilio en calle José Hernández de la ciudad de Rosario,en más denominada “La Guardería” y por otra parte el Sr………………………………………………………Doc</dc:title>
    <meta:initial-creator>....kk</meta:initial-creator>
    <meta:creation-date>2016-02-11T09:27:00</meta:creation-date>
    <dc:date>2016-02-26T13:45:14.195888689</dc:date>
    <meta:print-date>2014-11-11T13:31:00</meta:print-date>
    <meta:editing-cycles>43</meta:editing-cycles>
    <meta:editing-duration>PT4H6M37S</meta:editing-duration>
    <meta:generator>LibreOffice/4.2.8.2$Linux_X86_64 LibreOffice_project/420m0$Build-2</meta:generator>
    <meta:document-statistic meta:table-count="2" meta:image-count="1" meta:object-count="0" meta:page-count="3" meta:paragraph-count="79" meta:word-count="1544" meta:character-count="8668" meta:non-whitespace-character-count="7187"/>
  </office:meta>
</office:document-meta>
</file>